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Replacements/Object 14" manifest:media-type=""/>
  <manifest:file-entry manifest:full-path="Object 15" manifest:media-type="application/octet-stream"/>
  <manifest:file-entry manifest:full-path="ObjectReplacements/Object 15" manifest:media-type=""/>
  <manifest:file-entry manifest:full-path="Object 16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Replacements/Object 18" manifest:media-type=""/>
  <manifest:file-entry manifest:full-path="Object 19" manifest:media-type="application/octet-stream"/>
  <manifest:file-entry manifest:full-path="ObjectReplacements/Object 19" manifest:media-type=""/>
  <manifest:file-entry manifest:full-path="Object 20" manifest:media-type="application/octet-stream"/>
  <manifest:file-entry manifest:full-path="ObjectReplacements/Object 20" manifest:media-type=""/>
  <manifest:file-entry manifest:full-path="Object 1" manifest:media-type="application/octet-stream"/>
  <manifest:file-entry manifest:full-path="ObjectReplacements/Object 21" manifest:media-type=""/>
  <manifest:file-entry manifest:full-path="Object 22" manifest:media-type="application/octet-stream"/>
  <manifest:file-entry manifest:full-path="ObjectReplacements/Object 22" manifest:media-type=""/>
  <manifest:file-entry manifest:full-path="Object 23" manifest:media-type="application/octet-stream"/>
  <manifest:file-entry manifest:full-path="ObjectReplacements/Object 23" manifest:media-type=""/>
  <manifest:file-entry manifest:full-path="Object 24" manifest:media-type="application/octet-stream"/>
  <manifest:file-entry manifest:full-path="Object 21" manifest:media-type="application/octet-stream"/>
  <manifest:file-entry manifest:full-path="Object 25" manifest:media-type="application/octet-stream"/>
  <manifest:file-entry manifest:full-path="ObjectReplacements/Object 25" manifest:media-type=""/>
  <manifest:file-entry manifest:full-path="Object 26" manifest:media-type="application/octet-stream"/>
  <manifest:file-entry manifest:full-path="ObjectReplacements/Object 26" manifest:media-type=""/>
  <manifest:file-entry manifest:full-path="ObjectReplacements/Object 1" manifest:media-type=""/>
  <manifest:file-entry manifest:full-path="Object 2" manifest:media-type="application/octet-stream"/>
  <manifest:file-entry manifest:full-path="ObjectReplacements/Object 2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 fo:line-height="100%"/>
    </style:style>
    <style:style style:name="P2" style:parent-style-name="Standarduser" style:family="paragraph">
      <style:paragraph-properties fo:text-align="center" fo:line-height="100%"/>
    </style:style>
    <style:style style:name="P3" style:parent-style-name="Standarduser" style:family="paragraph">
      <style:paragraph-properties fo:text-align="center" fo:line-height="100%"/>
    </style:style>
    <style:style style:name="P4" style:parent-style-name="Standarduser" style:family="paragraph">
      <style:paragraph-properties fo:text-align="center" fo:line-height="100%"/>
    </style:style>
    <style:style style:name="P5" style:parent-style-name="Standarduser" style:family="paragraph">
      <style:paragraph-properties fo:text-align="center" fo:line-height="100%"/>
    </style:style>
    <style:style style:name="P6" style:parent-style-name="Standarduser" style:family="paragraph">
      <style:paragraph-properties fo:text-align="center" fo:line-height="100%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 fo:line-height="100%"/>
    </style:style>
    <style:style style:name="P10" style:parent-style-name="Standarduser" style:family="paragraph">
      <style:paragraph-properties fo:text-align="center" fo:line-height="100%"/>
    </style:style>
    <style:style style:name="P11" style:parent-style-name="Standarduser" style:family="paragraph">
      <style:paragraph-properties fo:text-align="center" fo:line-height="100%"/>
    </style:style>
    <style:style style:name="P12" style:parent-style-name="Standarduser" style:family="paragraph">
      <style:paragraph-properties fo:text-align="center" fo:line-height="100%"/>
    </style:style>
    <style:style style:name="P13" style:parent-style-name="Standarduser" style:family="paragraph">
      <style:paragraph-properties fo:text-align="center" fo:line-height="100%"/>
    </style:style>
    <style:style style:name="P14" style:parent-style-name="Standarduser" style:family="paragraph">
      <style:paragraph-properties fo:text-align="center" fo:line-height="100%"/>
    </style:style>
    <style:style style:name="P15" style:parent-style-name="Standarduser" style:family="paragraph">
      <style:paragraph-properties fo:text-align="center" fo:line-height="100%"/>
    </style:style>
    <style:style style:name="P16" style:parent-style-name="Standarduser" style:family="paragraph">
      <style:paragraph-properties fo:text-align="center" fo:line-height="100%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user" style:family="paragraph">
      <style:paragraph-properties fo:text-align="center" fo:line-height="100%"/>
    </style:style>
    <style:style style:name="P19" style:parent-style-name="Standarduser" style:family="paragraph">
      <style:paragraph-properties fo:line-height="100%"/>
    </style:style>
    <style:style style:name="P20" style:parent-style-name="Standarduser" style:family="paragraph">
      <style:paragraph-properties fo:text-align="center" fo:line-height="100%"/>
    </style:style>
    <style:style style:name="P21" style:parent-style-name="Standarduser" style:family="paragraph">
      <style:paragraph-properties fo:line-height="100%"/>
    </style:style>
    <style:style style:name="P22" style:parent-style-name="Standarduser" style:family="paragraph">
      <style:paragraph-properties fo:line-height="100%"/>
    </style:style>
    <style:style style:name="P23" style:parent-style-name="Standarduser" style:family="paragraph">
      <style:paragraph-properties fo:line-height="100%"/>
    </style:style>
    <style:style style:name="P24" style:parent-style-name="Standarduser" style:family="paragraph">
      <style:paragraph-properties fo:line-height="100%"/>
    </style:style>
    <style:style style:name="P25" style:parent-style-name="Standarduser" style:family="paragraph">
      <style:paragraph-properties fo:line-height="100%"/>
    </style:style>
    <style:style style:name="P26" style:parent-style-name="Standarduser" style:family="paragraph">
      <style:paragraph-properties fo:text-align="center" fo:line-height="100%"/>
    </style:style>
    <style:style style:name="P27" style:parent-style-name="Standarduser" style:family="paragraph">
      <style:paragraph-properties fo:text-align="center" fo:line-height="100%"/>
    </style:style>
    <style:style style:name="P28" style:parent-style-name="Standarduser" style:family="paragraph">
      <style:paragraph-properties fo:text-align="center" fo:line-height="100%"/>
    </style:style>
    <style:style style:name="P29" style:parent-style-name="Standarduser" style:family="paragraph">
      <style:paragraph-properties fo:text-align="center" fo:line-height="100%"/>
    </style:style>
    <style:style style:name="P30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1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2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3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4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5" style:parent-style-name="Standarduser" style:family="paragraph">
      <style:paragraph-properties fo:line-height="100%"/>
    </style:style>
    <style:style style:name="P36" style:parent-style-name="Standarduser" style:family="paragraph">
      <style:paragraph-properties fo:text-align="center" fo:line-height="100%"/>
    </style:style>
    <style:style style:name="P37" style:parent-style-name="Standarduser" style:family="paragraph">
      <style:paragraph-properties fo:text-align="center" fo:line-height="100%"/>
    </style:style>
    <style:style style:name="P38" style:parent-style-name="Standarduser" style:family="paragraph">
      <style:paragraph-properties fo:text-align="center" fo:line-height="100%"/>
    </style:style>
    <style:style style:name="P39" style:parent-style-name="Standarduser" style:family="paragraph">
      <style:paragraph-properties fo:text-align="center" fo:line-height="100%"/>
    </style:style>
    <style:style style:name="P40" style:parent-style-name="Standarduser" style:family="paragraph">
      <style:paragraph-properties fo:text-align="center" fo:line-height="100%"/>
    </style:style>
    <style:style style:name="P41" style:parent-style-name="Standarduser" style:family="paragraph">
      <style:paragraph-properties fo:text-align="center" fo:line-height="100%"/>
    </style:style>
    <style:style style:name="P42" style:parent-style-name="Standarduser" style:family="paragraph">
      <style:paragraph-properties fo:text-align="center" fo:line-height="100%"/>
    </style:style>
    <style:style style:name="P43" style:parent-style-name="Standarduser" style:family="paragraph">
      <style:paragraph-properties fo:text-align="center" fo:line-height="100%"/>
    </style:style>
    <style:style style:name="T44" style:parent-style-name="Основнойшрифтабзаца" style:family="text">
      <style:text-properties fo:language="en" fo:country="US" style:language-asian="ru" style:country-asian="RU"/>
    </style:style>
    <style:style style:name="P45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46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4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T5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5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64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6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1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72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1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82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6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2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9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10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0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13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1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13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3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4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41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42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43" style:parent-style-name="Standard" style:family="paragraph">
      <style:paragraph-properties fo:text-align="justify" fo:text-indent="0.4923in">
        <style:tab-stops>
          <style:tab-stop style:type="left" style:position="0.6895in"/>
        </style:tab-stops>
      </style:paragraph-properties>
    </style:style>
    <style:style style:name="T14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46" style:parent-style-name="Standard" style:family="paragraph">
      <style:paragraph-properties fo:text-align="justify" fo:text-indent="0.4923in">
        <style:tab-stops>
          <style:tab-stop style:type="left" style:position="0.6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147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48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49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50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51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52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53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54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155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56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157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158" style:parent-style-name="SourceText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ПСКОВСКИЙ ГОСУДАРСТВЕННЫЙ УНИВЕРСИТЕТ</text:p>
      <text:p text:style-name="P5"/>
      <text:p text:style-name="P6"/>
      <text:p text:style-name="P7">Отделение «Информационные системы и технологии»</text:p>
      <text:p text:style-name="P8">Передовой инженерной школы гибридных технологий в станкостроении Союзного государства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я работа №6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Выполнил: Любимов Е. А.</text:p>
      <text:p text:style-name="P31">Группа: 0432-06</text:p>
      <text:p text:style-name="P32"/>
      <text:p text:style-name="P33"/>
      <text:p text:style-name="P34">Проверил: Волдаев Г. В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Псков</text:p>
      <text:p text:style-name="P43"><text:span text:style-name="T44">2023</text:span></text:p>
      <text:p text:style-name="P45"/>
      <text:soft-page-break/>
      <text:p text:style-name="P46">1.</text:p>
      <text:p text:style-name="Standard"><text:span text:style-name="T47"><draw:frame draw:z-index="251658240" draw:id="id0" draw:style-name="a0" draw:name="Объект1" text:anchor-type="as-char" svg:x="0in" svg:y="0in" svg:width="5.04167in" svg:height="2.6458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48"/>
      <text:p text:style-name="P49">2.1.</text:p>
      <text:p text:style-name="Standard"><text:span text:style-name="T50"><draw:frame draw:z-index="251658240" draw:id="id1" draw:style-name="a1" draw:name="Объект2" text:anchor-type="as-char" svg:x="0in" svg:y="0in" svg:width="6.23958in" svg:height="1.9270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51">2.2.</text:p>
      <text:p text:style-name="Standard"><text:span text:style-name="T52"><draw:frame draw:z-index="251658240" draw:id="id2" draw:style-name="a2" draw:name="Объект3" text:anchor-type="as-char" svg:x="0in" svg:y="0in" svg:width="6.23958in" svg:height="2.6666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53"/>
      <text:soft-page-break/>
      <text:p text:style-name="Standard"><text:span text:style-name="T54">2.3. Сначала подавляем вывод об ошибках, потом выводим поток вывода в файл find_results3. Командой ls <text:s/>я показываю, что никакой файл не создался при подавлении, то</text:span><text:span text:style-name="T55"><text:s/>бишь, команда отработала корректно. После перехожу в подкаталог shell показываю новый файл find_results3 и вывожу его содержимое.</text:span><text:span text:style-name="T56"><draw:frame draw:z-index="251658240" draw:id="id3" draw:style-name="a3" draw:name="Объект4" text:anchor-type="as-char" svg:x="0in" svg:y="0in" svg:width="6.23958in" svg:height="4.7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57">2.4.</text:p>
      <text:p text:style-name="P58">Так как ошибок нет(мы их не увидим в этом файле), то нет смысла делать этот пункт, он<text:s/>аналогичен предыдущим.</text:p>
      <text:p text:style-name="Standard"><text:span text:style-name="T59">2.5. Пункты a), b), c):</text:span></text:p>
      <text:p text:style-name="Standard"><text:span text:style-name="T60"><draw:frame draw:z-index="251658240" draw:id="id4" draw:style-name="a4" draw:name="Объект5" text:anchor-type="as-char" svg:x="0in" svg:y="0in" svg:width="3.625in" svg:height="3.0937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61">Пункты d), e):</text:p>
      <text:p text:style-name="Standard"><text:span text:style-name="T62"><draw:frame draw:z-index="251658240" draw:id="id5" draw:style-name="a5" draw:name="Объект6" text:anchor-type="as-char" svg:x="0in" svg:y="0in" svg:width="4.63542in" svg:height="4.30208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p text:style-name="P63"/>
      <text:p text:style-name="P64"/>
      <text:soft-page-break/>
      <text:p text:style-name="P65">2.6.</text:p>
      <text:p text:style-name="Standard"><text:span text:style-name="T66">Нам не нужно прописывать параметр “-n” для tail, так как он по умолчанию даёт на вывод последние 10, что нам и нужно.<text:s/></text:span><text:span text:style-name="T67"><draw:frame draw:z-index="251658240" draw:id="id6" draw:style-name="a6" draw:name="Объект7" text:anchor-type="as-char" svg:x="0in" svg:y="0in" svg:width="6.23958in" svg:height="4.94792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<text:p text:style-name="P68">2.7.</text:p>
      <text:p text:style-name="Standard"><text:span text:style-name="T69"><draw:frame draw:z-index="251658240" draw:id="id7" draw:style-name="a7" draw:name="Объект8" text:anchor-type="as-char" svg:x="0in" svg:y="0in" svg:width="6.23958in" svg:height="3.4375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p text:style-name="P70"/>
      <text:p text:style-name="P71"/>
      <text:soft-page-break/>
      <text:p text:style-name="P72">3.1.</text:p>
      <text:p text:style-name="Standard"><text:span text:style-name="T73"><draw:frame draw:z-index="251658240" draw:id="id8" draw:style-name="a8" draw:name="Объект9" text:anchor-type="as-char" svg:x="0in" svg:y="0in" svg:width="6.23958in" svg:height="1.71875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<text:p text:style-name="P74">3.2.</text:p>
      <text:p text:style-name="P75">a)</text:p>
      <text:p text:style-name="Standard"><text:span text:style-name="T76"><draw:frame draw:z-index="251658240" draw:id="id9" draw:style-name="a9" draw:name="Объект10" text:anchor-type="as-char" svg:x="0in" svg:y="0in" svg:width="6.23958in" svg:height="1.73958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p text:style-name="P77">b)</text:p>
      <text:p text:style-name="Standard"><text:span text:style-name="T78"><draw:frame draw:z-index="251658240" draw:id="id10" draw:style-name="a10" draw:name="Объект11" text:anchor-type="as-char" svg:x="0in" svg:y="0in" svg:width="6.23958in" svg:height="4.70833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/text:p>
      <text:p text:style-name="P79">Видно, что всё отсортировано в алфавитном порядке.</text:p>
      <text:p text:style-name="P80"/>
      <text:p text:style-name="P81"/>
      <text:soft-page-break/>
      <text:p text:style-name="P82">c)</text:p>
      <text:p text:style-name="Standard"><text:span text:style-name="T83"><draw:frame draw:z-index="251658240" draw:id="id11" draw:style-name="a11" draw:name="Объект12" text:anchor-type="as-char" svg:x="0in" svg:y="0in" svg:width="5.73958in" svg:height="2.73958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/text:p>
      <text:p text:style-name="P84">3.3.</text:p>
      <text:p text:style-name="P85">Заходим в файл<text:s/>~/.bashrc, добавляем в конец файла наш alias. Теперь при каждом запуске терминала, у нас будет наш alias. Чтобы их убрать, надо зайти в этот файл и удалить оттуда написанные alias`ы.</text:p>
      <text:p text:style-name="P86">Вот как это выглядит:</text:p>
      <text:p text:style-name="Standard"><text:span text:style-name="T87"><text:s/></text:span><text:span text:style-name="T88"><draw:frame draw:z-index="251658240" draw:id="id12" draw:style-name="a12" draw:name="Объект13" text:anchor-type="as-char" svg:x="0in" svg:y="0in" svg:width="2.17708in" svg:height="3.05208in" style:rel-width="scale" style:rel-height="scale"><draw:object-ole draw:class-id="00000315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/text:p>
      <text:p text:style-name="P89"/>
      <text:p text:style-name="Standard"><text:span text:style-name="T90"><draw:frame draw:z-index="251658240" draw:id="id13" draw:style-name="a13" draw:name="Объект14" text:anchor-type="as-char" svg:x="0in" svg:y="0in" svg:width="6.23958in" svg:height="3.47917in" style:rel-width="scale" style:rel-height="scale"><draw:object-ole draw:class-id="00000315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/text:p>
      <text:p text:style-name="P91">4.1</text:p>
      <text:p text:style-name="P92">Имя компьютера в сети:</text:p>
      <text:p text:style-name="Standard"><text:span text:style-name="T93"><draw:frame draw:z-index="251658240" draw:id="id14" draw:style-name="a14" draw:name="Объект15" text:anchor-type="as-char" svg:x="0in" svg:y="0in" svg:width="3.75in" svg:height="0.54167in" style:rel-width="scale" style:rel-height="scale"><draw:object-ole draw:class-id="00000315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/text:p>
      <text:p text:style-name="Standard"><text:span text:style-name="T94">Тип компьютера(на самом деле не<text:s/></text:span><text:span text:style-name="T95">понял что нужно конкретно) (Если имелось ввиду под типом компьютера – его разрядность, то её можно вывести командой uname c параметром «-m», в результате будет «x86_64», это также видно на скриншоте):</text:span></text:p>
      <text:p text:style-name="Standard"><text:span text:style-name="T96"><draw:frame draw:z-index="251658240" draw:id="id15" draw:style-name="a15" draw:name="Объект16" text:anchor-type="as-char" svg:x="0in" svg:y="0in" svg:width="6.23958in" svg:height="0.59375in" style:rel-width="scale" style:rel-height="scale"><draw:object-ole draw:class-id="00000315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/text:p>
      <text:p text:style-name="Standard"><text:span text:style-name="T97"><draw:frame draw:z-index="251658240" draw:id="id16" draw:style-name="a16" draw:name="Объект17" text:anchor-type="as-char" svg:x="0in" svg:y="0in" svg:width="6.23958in" svg:height="2.83333in" style:rel-width="scale" style:rel-height="scale"><draw:object-ole draw:class-id="00000315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/text:p>
      <text:p text:style-name="P98"/>
      <text:p text:style-name="P99"/>
      <text:soft-page-break/>
      <text:p text:style-name="P100">4.2.</text:p>
      <text:p text:style-name="P101">a)</text:p>
      <text:p text:style-name="Standard"><text:span text:style-name="T102"><draw:frame draw:z-index="251658240" draw:id="id17" draw:style-name="a17" draw:name="Объект18" text:anchor-type="as-char" svg:x="0in" svg:y="0in" svg:width="4.65625in" svg:height="0.63542in" style:rel-width="scale" style:rel-height="scale"><draw:object-ole draw:class-id="00000315-0000-0000-C000-000000000046" xlink:href="Object 18" xlink:type="simple" xlink:show="embed" xlink:actuate="onLoad"/><draw:image xlink:href="ObjectReplacements/Object 18" xlink:type="simple" xlink:show="embed" xlink:actuate="onLoad"/><svg:title/><svg:desc/></draw:frame></text:span></text:p>
      <text:p text:style-name="Standard"><text:span text:style-name="T103">b)</text:span><text:span text:style-name="T104"><text:s/></text:span></text:p>
      <text:p text:style-name="Standard"><text:span text:style-name="T105"><draw:frame draw:z-index="251658240" draw:id="id18" draw:style-name="a18" draw:name="Объект19" text:anchor-type="as-char" svg:x="0in" svg:y="0in" svg:width="6.23958in" svg:height="0.75in" style:rel-width="scale" style:rel-height="scale"><draw:object-ole draw:class-id="00000315-0000-0000-C000-000000000046" xlink:href="Object 19" xlink:type="simple" xlink:show="embed" xlink:actuate="onLoad"/><draw:image xlink:href="ObjectReplacements/Object 19" xlink:type="simple" xlink:show="embed" xlink:actuate="onLoad"/><svg:title/><svg:desc/></draw:frame></text:span></text:p>
      <text:p text:style-name="Standard"><text:span text:style-name="T106">c)</text:span><text:span text:style-name="T107"><text:s/></text:span></text:p>
      <text:p text:style-name="Standard"><text:span text:style-name="T108"><draw:frame draw:z-index="251658240" draw:id="id19" draw:style-name="a19" draw:name="Объект20" text:anchor-type="as-char" svg:x="0in" svg:y="0in" svg:width="5.63542in" svg:height="0.6875in" style:rel-width="scale" style:rel-height="scale"><draw:object-ole draw:class-id="00000315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/text:p>
      <text:p text:style-name="P109">4.3 - 4.4.</text:p>
      <text:p text:style-name="Standard"><text:span text:style-name="T110">Аналогично пункту 3.3, добавляем<text:s/></text:span><text:span text:style-name="T111">собственные имена переменных, или псевдонимы(alias`ы). Можно сразу же их считывать при помощи<text:s/></text:span><text:span text:style-name="T112">команды «source ~/.bashrc».</text:span></text:p>
      <text:p text:style-name="P113">5.1.</text:p>
      <text:p text:style-name="Standard"><text:span text:style-name="T114"><draw:frame draw:z-index="251658240" draw:id="id20" draw:style-name="a20" draw:name="Объект21" text:anchor-type="as-char" svg:x="0in" svg:y="0in" svg:width="6.23958in" svg:height="0.42708in" style:rel-width="scale" style:rel-height="scale"><draw:object-ole draw:class-id="00000315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/text:p>
      <text:p text:style-name="Standard"><text:span text:style-name="T115">5.2 – 5.3.</text:span></text:p>
      <text:p text:style-name="Standard"><text:span text:style-name="T116"><draw:frame draw:z-index="251658240" draw:id="id21" draw:style-name="a21" draw:name="Объект22" text:anchor-type="as-char" svg:x="0in" svg:y="0in" svg:width="4.26042in" svg:height="0.36458in" style:rel-width="scale" style:rel-height="scale"><draw:object-ole draw:class-id="00000315-0000-0000-C000-000000000046" xlink:href="Object 22" xlink:type="simple" xlink:show="embed" xlink:actuate="onLoad"/><draw:image xlink:href="ObjectReplacements/Object 22" xlink:type="simple" xlink:show="embed" xlink:actuate="onLoad"/><svg:title/><svg:desc/></draw:frame></text:span></text:p>
      <text:p text:style-name="P117">6.1.</text:p>
      <text:p text:style-name="P118">Я опробовал два способа. Сначала создаём файл.</text:p>
      <text:p text:style-name="Standard"><text:span text:style-name="T119">1.Через команду cat и потоки копируем с old_file в new_file. Определяем код выполнения с помощью<text:s/></text:span><text:span text:style-name="T120">команды “echo $?”.</text:span></text:p>
      <text:p text:style-name="Standard"><text:span text:style-name="T121">2.Копируем файл через команду cp, <text:s/>и также определяем код выполнения. В конце я пробую скопировать несуществующий файл “old_file32”, он выдаёт нам код «1» - неуспешное завершение команды, как и при cp.</text:span></text:p>
      <text:p text:style-name="Standard"><text:span text:style-name="T122"><draw:frame draw:z-index="251658240" draw:id="id22" draw:style-name="a22" draw:name="Объект23" text:anchor-type="as-char" svg:x="0in" svg:y="0in" svg:width="5.91667in" svg:height="3.97917in" style:rel-width="scale" style:rel-height="scale"><draw:object-ole draw:class-id="00000315-0000-0000-C000-000000000046" xlink:href="Object 23" xlink:type="simple" xlink:show="embed" xlink:actuate="onLoad"/><draw:image xlink:href="ObjectReplacements/Object 23" xlink:type="simple" xlink:show="embed" xlink:actuate="onLoad"/><svg:title/><svg:desc/></draw:frame></text:span></text:p>
      <text:p text:style-name="P123">6.2.</text:p>
      <text:p text:style-name="Standard"><text:span text:style-name="T124">В п</text:span><text:span text:style-name="T125">ервом случае код ошибки «0», так как всё корректно работает, файл был, его команда нашла и удалила, следовательно, вторая команда выполнилась.</text:span><text:span text:style-name="T126"><text:line-break/></text:span><text:span text:style-name="T127">Во втором случае код ошибки «1», так как команда такой файл не нашла в каталоге, следовательно вышла ошибка. Так<text:s/></text:span><text:span text:style-name="T128">как первая команда завершилась с ошибкой, то вторая команда не начала своё исполнение(мы не видим результат команды «ls»).</text:span><text:span text:style-name="T129"><text:line-break/></text:span><text:span text:style-name="T130">В третьем случае, код ошибки «0», так как строчка, хоть и прервалась на первой команде, но «||» работает так, что в случае ошибки пер</text:span><text:span text:style-name="T131">вой, даёт старт второй, а вторая команда отработала корректно, следовательно, код ошибки «0».</text:span></text:p>
      <text:p text:style-name="Standard"><text:span text:style-name="T132"><draw:frame draw:z-index="251658240" draw:id="id23" draw:style-name="a23" draw:name="Объект24" text:anchor-type="as-char" svg:x="0in" svg:y="0in" svg:width="5.23958in" svg:height="1.75in" style:rel-width="scale" style:rel-height="scale"><draw:object-ole draw:class-id="00000315-0000-0000-C000-000000000046" xlink:href="Object 24" xlink:type="simple" xlink:show="embed" xlink:actuate="onLoad"/><draw:image xlink:href="ObjectReplacements/Object 24" xlink:type="simple" xlink:show="embed" xlink:actuate="onLoad"/><svg:title/><svg:desc/></draw:frame></text:span></text:p>
      <text:p text:style-name="Standard"><text:span text:style-name="T133"><draw:frame draw:z-index="251658240" draw:id="id24" draw:style-name="a24" draw:name="Объект25" text:anchor-type="as-char" svg:x="0in" svg:y="0in" svg:width="5.28125in" svg:height="1.0625in" style:rel-width="scale" style:rel-height="scale"><draw:object-ole draw:class-id="00000315-0000-0000-C000-000000000046" xlink:href="Object 25" xlink:type="simple" xlink:show="embed" xlink:actuate="onLoad"/><draw:image xlink:href="ObjectReplacements/Object 25" xlink:type="simple" xlink:show="embed" xlink:actuate="onLoad"/><svg:title/><svg:desc/></draw:frame></text:span></text:p>
      <text:p text:style-name="P134"/>
      <text:soft-page-break/>
      <text:p text:style-name="P135">6.3.</text:p>
      <text:p text:style-name="Standard"><text:span text:style-name="T136"><draw:frame draw:z-index="251658240" draw:id="id25" draw:style-name="a25" draw:name="Объект26" text:anchor-type="as-char" svg:x="0in" svg:y="0in" svg:width="6.23958in" svg:height="2.04167in" style:rel-width="scale" style:rel-height="scale"><draw:object-ole draw:class-id="00000315-0000-0000-C000-000000000046" xlink:href="Object 26" xlink:type="simple" xlink:show="embed" xlink:actuate="onLoad"/><draw:image xlink:href="ObjectReplacements/Object 26" xlink:type="simple" xlink:show="embed" xlink:actuate="onLoad"/><svg:title/><svg:desc/></draw:frame></text:span></text:p>
      <text:p text:style-name="Standard"><text:span text:style-name="T137">В строчке три команды. Первая пытается прочитать файл «shells», если результ</text:span><text:span text:style-name="T138">ат чтения ошибка, то стартует вторая команда, которая копирует из каталога «/etc» этот файл, после успешного завершения второй команды стартует третья, которая выводит содержимое файла на экран.</text:span></text:p>
      <text:p text:style-name="P139"/>
      <text:p text:style-name="P140"/>
      <text:p text:style-name="P141">Индивидуальное задание</text:p>
      <text:p text:style-name="P142"/>
      <text:p text:style-name="P143"><text:span text:style-name="T144">Попробуйте, как с помощью фигурных<text:s/></text:span><text:span text:style-name="T145">скобок заменить несколько похожих команд одной. Придумайте свои примеры.</text:span></text:p>
      <text:p text:style-name="P146"/>
      <text:p text:style-name="PreformattedText"><text:span text:style-name="T147">rm file1.txt<text:s/></text:span><text:span text:style-name="T148"><text:line-break/></text:span><text:span text:style-name="T149">rm file2.txt<text:s/></text:span><text:span text:style-name="T150"><text:line-break/></text:span><text:span text:style-name="T151">rm file3.txt<text:s/></text:span><text:span text:style-name="T152"><text:line-break/></text:span></text:p>
      <text:p text:style-name="PreformattedText"><text:span text:style-name="T153">со</text:span><text:span text:style-name="T154"><text:s/></text:span><text:span text:style-name="T155">скобками</text:span><text:span text:style-name="T156">:<text:s/></text:span><text:span text:style-name="T157"><text:line-break/></text:span><text:span text:style-name="T158">rm {file1.txt,file2.txt,file3.txt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WW8Num30z0" style:display-name="WW8Num30z0" style:family="text"/>
    <style:style style:name="SourceText" style:display-name="Source Text" style:family="text">
      <style:text-properties style:font-name="Courier New" style:font-name-asian="NSimSun" style:font-name-complex="Courier New"/>
    </style: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text:list-style style:name="WW8Num30" style:display-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2345</meta:initial-creator>
    <dc:creator>бубади</dc:creator>
    <meta:creation-date>2023-06-06T16:22:00Z</meta:creation-date>
    <dc:date>2023-12-11T07:39:00Z</dc:date>
    <meta:template xlink:href="Normal" xlink:type="simple"/>
    <meta:editing-cycles>10</meta:editing-cycles>
    <meta:editing-duration>PT420S</meta:editing-duration>
    <meta:document-statistic meta:page-count="11" meta:paragraph-count="7" meta:word-count="595" meta:character-count="3982" meta:row-count="28" meta:non-whitespace-character-count="3394"/>
  </office:meta>
</office:document-meta>
</file>